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ric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ss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graines</text:p>
          </table:table-cell>
          <table:table-cell office:value-type="string" calcext:value-type="string">
            <text:p>masse_sec</text:p>
          </table:table-cell>
          <table:table-cell office:value-type="string" calcext:value-type="string">
            <text:p>espec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19.1" calcext:value-type="float">
            <text:p>19,1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14.8" calcext:value-type="float">
            <text:p>14,8</text:p>
          </table:table-cell>
          <table:table-cell office:value-type="float" office:value="3" calcext:value-type="float">
            <text:p>3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19.7" calcext:value-type="float">
            <text:p>19,7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1" calcext:value-type="float">
            <text:p>21,1</text:p>
          </table:table-cell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9.4" calcext:value-type="float">
            <text:p>19,4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.5" calcext:value-type="float">
            <text:p>19,5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18.9" calcext:value-type="float">
            <text:p>18,9</text:p>
          </table:table-cell>
          <table:table-cell office:value-type="float" office:value="4" calcext:value-type="float">
            <text:p>4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14.6" calcext:value-type="float">
            <text:p>14,6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0.2" calcext:value-type="float">
            <text:p>10,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4.6" calcext:value-type="float">
            <text:p>14,6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16.4" calcext:value-type="float">
            <text:p>16,4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1.1" calcext:value-type="float">
            <text:p>21,1</text:p>
          </table:table-cell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0.7" calcext:value-type="float">
            <text:p>20,7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18.7" calcext:value-type="float">
            <text:p>18,7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,6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3.2" calcext:value-type="float">
            <text:p>13,2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18.3" calcext:value-type="float">
            <text:p>18,3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17.8" calcext:value-type="float">
            <text:p>17,8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10.7" calcext:value-type="float">
            <text:p>10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16.5" calcext:value-type="float">
            <text:p>16,5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17.5" calcext:value-type="float">
            <text:p>17,5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" calcext:value-type="float">
            <text:p>12,2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" calcext:value-type="float">
            <text:p>15,3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15.8" calcext:value-type="float">
            <text:p>15,8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15.9" calcext:value-type="float">
            <text:p>15,9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12.2" calcext:value-type="float">
            <text:p>12,2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16.1" calcext:value-type="float">
            <text:p>16,1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14.4" calcext:value-type="float">
            <text:p>14,4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14.2" calcext:value-type="float">
            <text:p>14,2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15.7" calcext:value-type="float">
            <text:p>15,7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12.8" calcext:value-type="float">
            <text:p>12,8</text:p>
          </table:table-cell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15.3" calcext:value-type="float">
            <text:p>15,3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2.4" calcext:value-type="float">
            <text:p>12,4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12.3" calcext:value-type="float">
            <text:p>12,3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11.3" calcext:value-type="float">
            <text:p>11,3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,1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6.2" calcext:value-type="float">
            <text:p>16,2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glycine bla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.5" calcext:value-type="float">
            <text:p>24,5</text:p>
          </table:table-cell>
          <table:table-cell office:value-type="float" office:value="7" calcext:value-type="float">
            <text:p>7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.2" calcext:value-type="float">
            <text:p>49,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8" calcext:value-type="float">
            <text:p>25,8</text:p>
          </table:table-cell>
          <table:table-cell office:value-type="float" office:value="5" calcext:value-type="float">
            <text:p>5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18.7" calcext:value-type="float">
            <text:p>18,7</text:p>
          </table:table-cell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.2" calcext:value-type="float">
            <text:p>42,2</text:p>
          </table:table-cell>
          <table:table-cell office:value-type="float" office:value="25.2" calcext:value-type="float">
            <text:p>25,2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.4" calcext:value-type="float">
            <text:p>48,4</text:p>
          </table:table-cell>
          <table:table-cell office:value-type="float" office:value="25.8" calcext:value-type="float">
            <text:p>25,8</text:p>
          </table:table-cell>
          <table:table-cell office:value-type="float" office:value="4" calcext:value-type="float">
            <text:p>4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19.2" calcext:value-type="float">
            <text:p>19,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7" calcext:value-type="float">
            <text:p>31,7</text:p>
          </table:table-cell>
          <table:table-cell office:value-type="float" office:value="21.4" calcext:value-type="float">
            <text:p>21,4</text:p>
          </table:table-cell>
          <table:table-cell office:value-type="float" office:value="5" calcext:value-type="float">
            <text:p>5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18.5" calcext:value-type="float">
            <text:p>18,5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2.8" calcext:value-type="float">
            <text:p>12,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17.3" calcext:value-type="float">
            <text:p>17,3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12.4" calcext:value-type="float">
            <text:p>12,4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office:value-type="float" office:value="20.5" calcext:value-type="float">
            <text:p>20,5</text:p>
          </table:table-cell>
          <table:table-cell office:value-type="float" office:value="3" calcext:value-type="float">
            <text:p>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18.2" calcext:value-type="float">
            <text:p>18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13.3" calcext:value-type="float">
            <text:p>13,3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3.5" calcext:value-type="float">
            <text:p>13,5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5.1" calcext:value-type="float">
            <text:p>15,1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12.2" calcext:value-type="float">
            <text:p>12,2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1.2" calcext:value-type="float">
            <text:p>11,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9.8" calcext:value-type="float">
            <text:p>9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8" calcext:value-type="float">
            <text:p>9,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1.1" calcext:value-type="float">
            <text:p>11,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,4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11.1" calcext:value-type="float">
            <text:p>11,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0.7" calcext:value-type="float">
            <text:p>10,7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13.7" calcext:value-type="float">
            <text:p>13,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2.8" calcext:value-type="float">
            <text:p>12,8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,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.2" calcext:value-type="float">
            <text:p>10,2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10.8" calcext:value-type="float">
            <text:p>10,8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0.3" calcext:value-type="float">
            <text:p>10,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1.4" calcext:value-type="float">
            <text:p>11,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glycine viol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NA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N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NA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NA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NA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NA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A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NA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N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NA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NA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NA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NA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A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NA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NA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NA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NA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NA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NA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N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N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N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N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NA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NA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A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NA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NA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NA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ig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N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NA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N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NA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NA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NA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N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3.8" calcext:value-type="float">
            <text:p>13,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N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N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NA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NA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4.9" calcext:value-type="float">
            <text:p>14,9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N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N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NA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NA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NA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NA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NA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aurier ros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8" meta:object-count="0"/>
    <meta:generator>LibreOffice/6.0.7.3$Linux_X86_64 LibreOffice_project/00m0$Build-3</meta:generator>
  </office:meta>
</office:document-meta>
</file>